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erif Pro" svg:font-family="'Source Serif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Code2000" svg:font-family="Code2000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03bfe5" officeooo:paragraph-rsid="0003bfe5"/>
    </style:style>
    <style:style style:name="P2" style:family="paragraph" style:parent-style-name="Text_20_body">
      <style:text-properties style:font-name="Source Serif Pro" fo:font-size="12pt" officeooo:rsid="0003bfe5" officeooo:paragraph-rsid="0003bfe5" style:font-size-asian="10.5pt" style:font-size-complex="12pt"/>
    </style:style>
    <style:style style:name="P3" style:family="paragraph" style:parent-style-name="Text_20_body">
      <style:text-properties style:font-name="Source Sans Pro" fo:font-size="11pt" officeooo:rsid="00043a09" officeooo:paragraph-rsid="00043a09" style:font-size-asian="11pt" style:font-size-complex="11pt"/>
    </style:style>
    <style:style style:name="P4" style:family="paragraph" style:parent-style-name="Text_20_body">
      <style:text-properties style:font-name="Source Sans Pro" fo:font-size="11pt" officeooo:rsid="0009db58" officeooo:paragraph-rsid="0003bfe5" fo:background-color="transparent" style:font-size-asian="11pt" style:font-size-complex="11pt"/>
    </style:style>
    <style:style style:name="P5" style:family="paragraph" style:parent-style-name="Text_20_body" style:list-style-name="L1">
      <style:text-properties style:font-name="Source Sans Pro" fo:font-size="11pt" officeooo:rsid="000bc82f" officeooo:paragraph-rsid="000bc82f" style:font-size-asian="11pt" style:font-size-complex="11pt"/>
    </style:style>
    <style:style style:name="P6" style:family="paragraph" style:parent-style-name="Text_20_body" style:list-style-name="L1">
      <style:text-properties style:font-name="Source Sans Pro" fo:font-size="11pt" officeooo:rsid="000bc82f" officeooo:paragraph-rsid="0009db58" style:font-size-asian="11pt" style:font-size-complex="11pt"/>
    </style:style>
    <style:style style:name="P7" style:family="paragraph" style:parent-style-name="Text_20_body" style:list-style-name="L1">
      <style:text-properties style:font-name="Source Sans Pro" fo:font-size="11pt" officeooo:rsid="00057103" officeooo:paragraph-rsid="0009db58" style:font-size-asian="11pt" style:font-size-complex="11pt"/>
    </style:style>
    <style:style style:name="P8" style:family="paragraph" style:parent-style-name="Text_20_body" style:list-style-name="L1">
      <style:text-properties style:font-name="Source Sans Pro" fo:font-size="11pt" officeooo:rsid="000c7cc8" officeooo:paragraph-rsid="000c7cc8" style:font-size-asian="11pt" style:font-size-complex="11pt"/>
    </style:style>
    <style:style style:name="P9" style:family="paragraph" style:parent-style-name="Text_20_body" style:list-style-name="L1">
      <style:text-properties fo:font-size="11pt" officeooo:rsid="00043a09" officeooo:paragraph-rsid="000c7cc8" style:font-size-asian="11pt" style:font-size-complex="11pt"/>
    </style:style>
    <style:style style:name="P10" style:family="paragraph" style:parent-style-name="Text_20_body" style:list-style-name="L1">
      <style:text-properties fo:font-size="11pt" officeooo:rsid="00054d46" officeooo:paragraph-rsid="000c7cc8" style:font-size-asian="11pt" style:font-size-complex="11pt"/>
    </style:style>
    <style:style style:name="P11" style:family="paragraph" style:parent-style-name="Text_20_body" style:list-style-name="L1">
      <style:text-properties fo:font-size="11pt" officeooo:rsid="00057103" officeooo:paragraph-rsid="0009db58" style:font-size-asian="11pt" style:font-size-complex="11pt"/>
    </style:style>
    <style:style style:name="P12" style:family="paragraph" style:parent-style-name="Text_20_body" style:list-style-name="L1">
      <style:text-properties fo:font-size="11pt" officeooo:rsid="00057103" officeooo:paragraph-rsid="000c7cc8" style:font-size-asian="11pt" style:font-size-complex="11pt"/>
    </style:style>
    <style:style style:name="P13" style:family="paragraph" style:parent-style-name="Title">
      <style:text-properties style:font-name="Source Sans Pro" fo:font-size="20pt" officeooo:rsid="000bc82f" officeooo:paragraph-rsid="0003bfe5" style:font-size-asian="20pt" style:font-size-complex="20pt"/>
    </style:style>
    <style:style style:name="T1" style:family="text">
      <style:text-properties style:font-name="Source Sans Pro"/>
    </style:style>
    <style:style style:name="T2" style:family="text">
      <style:text-properties style:font-name="Source Sans Pro" officeooo:rsid="00057103"/>
    </style:style>
    <style:style style:name="T3" style:family="text">
      <style:text-properties style:font-name="Source Sans Pro" officeooo:rsid="00070092"/>
    </style:style>
    <style:style style:name="T4" style:family="text">
      <style:text-properties style:font-name="Source Sans Pro" fo:font-weight="bold" style:font-weight-asian="bold" style:font-weight-complex="bold"/>
    </style:style>
    <style:style style:name="T5" style:family="text">
      <style:text-properties style:font-name="Source Sans Pro" fo:font-weight="bold" officeooo:rsid="000c7cc8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nalysis/Code of the Thesis</text:p>
      <text:p text:style-name="P4"/>
      <text:list xml:id="list449697520" text:style-name="L1">
        <text:list-item>
          <text:p text:style-name="P9"><text:span text:style-name="T5">[Mid-March] </text:span><text:span text:style-name="T1">Stratton-Chu Diffraction Integrals </text:span></text:p>
          <text:list>
            <text:list-item>
              <text:p text:style-name="P5">Most visualization data already generated.</text:p>
            </text:list-item>
            <text:list-item>
              <text:p text:style-name="P5">Rerun parallel efficiency benchmark.</text:p>
            </text:list-item>
            <text:list-item>
              <text:p text:style-name="P5">Rerun convergence benchmark.</text:p>
            </text:list-item>
            <text:list-item>
              <text:p text:style-name="P5">Code verification of integral Maxwell’s equations.</text:p>
            </text:list-item>
            <text:list-item>
              <text:p text:style-name="P5">Rerun Richards-Wolf code to compare to new Stratto code.</text:p>
            </text:list-item>
            <text:list-item>
              <text:p text:style-name="P5">Code spatial Fourier transform. </text:p>
            </text:list-item>
          </text:list>
        </text:list-item>
        <text:list-item>
          <text:p text:style-name="P10"><text:span text:style-name="T5">[May] </text:span><text:span text:style-name="T1">FWM</text:span><text:span text:style-name="T2">+PP</text:span><text:span text:style-name="T1"> (0% done / </text:span><text:span text:style-name="T2">num. results mostly done</text:span><text:span text:style-name="T1">) </text:span></text:p>
          <text:list>
            <text:list-item>
              <text:p text:style-name="P5">Rerun MASTER TABLE with fixed Stratto.</text:p>
            </text:list-item>
            <text:list-item>
              <text:p text:style-name="P5">Viz. Data comes from Stratto, some most of the work done.</text:p>
            </text:list-item>
            <text:list-item>
              <text:p text:style-name="P5">Code vacuum emission picture method for comparison with analytical field models.</text:p>
            </text:list-item>
            <text:list-item>
              <text:p text:style-name="P7">Same with PP.</text:p>
            </text:list-item>
          </text:list>
        </text:list-item>
        <text:list-item>
          <text:p text:style-name="P12"><text:span text:style-name="T1"><text:s/></text:span><text:span text:style-name="T5">[June] </text:span><text:span text:style-name="T1">Particle Dynamics in Tightly Focused Fields (0% done / Some numerical results) </text:span></text:p>
          <text:list>
            <text:list-item>
              <text:p text:style-name="P6">Code classical photon spectra.</text:p>
            </text:list-item>
            <text:list-item>
              <text:p text:style-name="P6">Code quantum photon spectra and recoil.</text:p>
            </text:list-item>
            <text:list-item>
              <text:p text:style-name="P5">Compare field models.</text:p>
            </text:list-item>
          </text:list>
        </text:list-item>
        <text:list-item>
          <text:p text:style-name="P11"><text:span text:style-name="T4">[WIP]</text:span><text:span text:style-name="T1"> SK Formalism and SF-QED Observables </text:span><text:span text:style-name="T3">(0% done / preliminary analytical results)</text:span></text:p>
          <text:list>
            <text:list-item>
              <text:p text:style-name="P8">Done: expression of photon yield as a 4-point correlator.</text:p>
            </text:list-item>
            <text:list-item>
              <text:p text:style-name="P8">Needs a little more work: expression of pair yield as a 4-point correlator.</text:p>
            </text:list-item>
            <text:list-item>
              <text:p text:style-name="P8">Some work done: photon yield in a plave wave using Schwinger-Keldysh Volkov propagators.</text:p>
            </text:list-item>
            <text:list-item>
              <text:p text:style-name="P8">Work out perturbative expansion of photon yield.</text:p>
            </text:list-item>
            <text:list-item>
              <text:p text:style-name="P8">Work out perturbative expansion of pair yield.</text:p>
            </text:list-item>
          </text:list>
        </text:list-item>
      </text:list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erif Pro" svg:font-family="'Source Serif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Code2000" svg:font-family="Code2000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Code2000" style:font-size-asian="10.5pt" style:language-asian="zh" style:country-asian="CN" style:font-name-complex="Code2000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Code2000" style:font-size-asian="10.5pt" style:language-asian="zh" style:country-asian="CN" style:font-name-complex="Code2000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Code2000" style:font-family-asian="Code2000" style:font-family-generic-asian="system" style:font-pitch-asian="variable" style:font-size-asian="14pt" style:font-name-complex="Code2000" style:font-family-complex="Code2000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3bfe5" officeooo:paragraph-rsid="0003bfe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78" number:automatic-order="true">
      <number:day-of-week/>
      <number:text>, </number:text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text:date style:data-style-name="N78" text:date-value="2018-02-20T12:16:32.664669547">Tue, February 20, 2018</text:date><text:tab/><text:tab/>Joey Dumon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1:19:41.277582922</meta:creation-date>
    <dc:date>2018-02-20T12:13:30.887749067</dc:date>
    <meta:editing-duration>PT21M22S</meta:editing-duration>
    <meta:editing-cycles>3</meta:editing-cycles>
    <meta:generator>LibreOffice/6.0.1.1$Linux_X86_64 LibreOffice_project/00m0$Build-1</meta:generator>
    <meta:document-statistic meta:table-count="0" meta:image-count="0" meta:object-count="0" meta:page-count="1" meta:paragraph-count="24" meta:word-count="194" meta:character-count="1210" meta:non-whitespace-character-count="1056"/>
  </office:meta>
</office:document-meta>
</file>